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6736in" fo:margin-left="-0.0521in" fo:margin-top="0in" fo:margin-bottom="0in" table:align="left" style:writing-mode="lr-tb"/>
    </style:style>
    <style:style style:name="Table1.A" style:family="table-column">
      <style:table-column-properties style:column-width="1.0701in"/>
    </style:style>
    <style:style style:name="Table1.B" style:family="table-column">
      <style:table-column-properties style:column-width="1.1403in"/>
    </style:style>
    <style:style style:name="Table1.C" style:family="table-column">
      <style:table-column-properties style:column-width="1.2014in"/>
    </style:style>
    <style:style style:name="Table1.D" style:family="table-column">
      <style:table-column-properties style:column-width="1.0097in"/>
    </style:style>
    <style:style style:name="Table1.E" style:family="table-column">
      <style:table-column-properties style:column-width="1.2521in"/>
    </style:style>
    <style:style style:name="Table1.1" style:family="table-row">
      <style:table-row-properties style:min-row-height="0.3132in"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2" style:family="table">
      <style:table-properties style:width="5.5611in" fo:margin-left="-0.0521in" fo:margin-top="0in" fo:margin-bottom="0in" table:align="left" style:writing-mode="lr-tb"/>
    </style:style>
    <style:style style:name="Table2.A" style:family="table-column">
      <style:table-column-properties style:column-width="1.0479in"/>
    </style:style>
    <style:style style:name="Table2.B" style:family="table-column">
      <style:table-column-properties style:column-width="0.7799in"/>
    </style:style>
    <style:style style:name="Table2.C" style:family="table-column">
      <style:table-column-properties style:column-width="0.7792in"/>
    </style:style>
    <style:style style:name="Table2.D" style:family="table-column">
      <style:table-column-properties style:column-width="1.1813in"/>
    </style:style>
    <style:style style:name="Table2.E" style:family="table-column">
      <style:table-column-properties style:column-width="0.7875in"/>
    </style:style>
    <style:style style:name="Table2.F" style:family="table-column">
      <style:table-column-properties style:column-width="0.9847in"/>
    </style:style>
    <style:style style:name="Table2.1" style:family="table-row">
      <style:table-row-properties style:min-row-height="0.3361in" fo:keep-together="auto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3" style:family="table">
      <style:table-properties style:width="4.3799in" fo:margin-left="-0.0521in" fo:margin-top="0in" fo:margin-bottom="0in" table:align="left" style:writing-mode="lr-tb"/>
    </style:style>
    <style:style style:name="Table3.A" style:family="table-column">
      <style:table-column-properties style:column-width="1.0479in"/>
    </style:style>
    <style:style style:name="Table3.B" style:family="table-column">
      <style:table-column-properties style:column-width="0.9688in"/>
    </style:style>
    <style:style style:name="Table3.C" style:family="table-column">
      <style:table-column-properties style:column-width="0.9847in"/>
    </style:style>
    <style:style style:name="Table3.D" style:family="table-column">
      <style:table-column-properties style:column-width="0.6889in"/>
    </style:style>
    <style:style style:name="Table3.E" style:family="table-column">
      <style:table-column-properties style:column-width="0.6896in"/>
    </style:style>
    <style:style style:name="Table3.1" style:family="table-row">
      <style:table-row-properties style:min-row-height="0.3361in"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Table4" style:family="table">
      <style:table-properties style:width="3.0021in" fo:margin-left="-0.0521in" fo:margin-top="0in" fo:margin-bottom="0in" table:align="left" style:writing-mode="lr-tb"/>
    </style:style>
    <style:style style:name="Table4.A" style:family="table-column">
      <style:table-column-properties style:column-width="1.0479in"/>
    </style:style>
    <style:style style:name="Table4.B" style:family="table-column">
      <style:table-column-properties style:column-width="0.9688in"/>
    </style:style>
    <style:style style:name="Table4.C" style:family="table-column">
      <style:table-column-properties style:column-width="0.9854in"/>
    </style:style>
    <style:style style:name="Table4.1" style:family="table-row">
      <style:table-row-properties style:min-row-height="0.3361in" fo:keep-together="auto"/>
    </style:style>
    <style:style style:name="Table4.A1" style:family="table-cell">
      <style:table-cell-properties fo:padding-left="0.0521in" fo:padding-right="0.0486in" fo:padding-top="0in" fo:padding-bottom="0in" fo:border="0.5pt solid #00000a"/>
    </style:style>
    <style:style style:name="Table5" style:family="table">
      <style:table-properties style:width="2.0674in" fo:margin-left="-0.0035in" fo:margin-top="0in" fo:margin-bottom="0in" table:align="left" style:writing-mode="lr-tb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1.0674in"/>
    </style:style>
    <style:style style:name="Table5.1" style:family="table-row">
      <style:table-row-properties style:min-row-height="0.4097in" fo:keep-together="auto"/>
    </style:style>
    <style:style style:name="Table5.A1" style:family="table-cell">
      <style:table-cell-properties fo:padding-left="0.0521in" fo:padding-right="0.0486in" fo:padding-top="0in" fo:padding-bottom="0in" fo:border="0.5pt solid #00000a"/>
    </style:style>
    <style:style style:name="P1" style:family="paragraph" style:parent-style-name="Standard">
      <style:text-properties fo:font-size="10pt" fo:font-weight="bold" style:font-size-asian="10pt" style:font-weight-asian="bold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WWNum4"/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Frame_20_contents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9" style:family="paragraph" style:parent-style-name="List_20_Paragraph" style:list-style-name="WWNum4"/>
    <style:style style:name="P1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8pt" style:font-size-asian="8pt"/>
    </style:style>
    <style:style style:name="T6" style:family="text">
      <style:text-properties fo:font-size="8pt" fo:language="fr" fo:country="FR" style:font-size-asian="8pt"/>
    </style:style>
    <style:style style:name="T7" style:family="text">
      <style:text-properties fo:font-size="7pt" style:font-size-asian="7pt"/>
    </style:style>
    <style:style style:name="T8" style:family="text">
      <style:text-properties fo:language="es" fo:country="AR"/>
    </style:style>
    <style:style style:name="T9" style:family="text">
      <style:text-properties fo:font-size="14pt" style:font-size-asian="14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La consultora ha volcado la información de su archivo de TIMES en un archivo indexado con el siguiente formato:</text:span></text:p>
      <text:p text:style-name="P1"/>
      <text:p text:style-name="Standard"><text:span text:style-name="T3">Times:</text:span><text:span text:style-name="T1"> Indexado Clave Primaria TIM-NUMERO + TIM-FECHA + TIM-CUIT (cuit de la empresa) Clave alternativa: TIM-CUIT con duplicados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Standard"><text:span text:style-name="T5">TIM-NUMERO</text:span></text:p>
            <text:p text:style-name="Standard"><text:span text:style-name="T5">X(5)</text:span></text:p>
          </table:table-cell>
          <table:table-cell table:style-name="Table1.A1" office:value-type="string">
            <text:p text:style-name="Standard"><text:span text:style-name="T5">TIM-FECHA<text:line-break/>9(8)</text:span></text:p>
          </table:table-cell>
          <table:table-cell table:style-name="Table1.A1" office:value-type="string">
            <text:p text:style-name="Standard"><text:span text:style-name="T5">TIM-CUIT</text:span></text:p>
            <text:p text:style-name="Standard"><text:span text:style-name="T5">9(11)</text:span></text:p>
          </table:table-cell>
          <table:table-cell table:style-name="Table1.A1" office:value-type="string">
            <text:p text:style-name="Standard"><text:span text:style-name="T5">TIM-TAREA</text:span></text:p>
            <text:p text:style-name="Standard"><text:span text:style-name="T5">X(04)</text:span></text:p>
          </table:table-cell>
          <table:table-cell table:style-name="Table1.A1" office:value-type="string">
            <text:p text:style-name="Standard"><text:span text:style-name="T5">TIM-HORAS</text:span></text:p>
            <text:p text:style-name="Standard"><text:span text:style-name="T5">9(2)V99</text:span></text:p>
          </table:table-cell>
        </table:table-row>
      </table:table>
      <text:p text:style-name="P1"/>
      <text:p text:style-name="Standard"><text:span text:style-name="T3">Consultores </text:span><text:span text:style-name="T1">Indexado Clave Primaria CONS-NUMERO 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Standard"><text:span text:style-name="T6">CONS-NUMERO</text:span></text:p>
            <text:p text:style-name="Standard"><text:span text:style-name="T6">X(5)</text:span></text:p>
          </table:table-cell>
          <table:table-cell table:style-name="Table2.A1" office:value-type="string">
            <text:p text:style-name="Standard"><text:span text:style-name="T5">CONS-DNI</text:span></text:p>
            <text:p text:style-name="Standard"><text:span text:style-name="T5">9(8)</text:span></text:p>
          </table:table-cell>
          <table:table-cell table:style-name="Table2.A1" office:value-type="string">
            <text:p text:style-name="Standard"><text:span text:style-name="T5">CONS-SRT</text:span></text:p>
            <text:p text:style-name="Standard"><text:span text:style-name="T5">X(2)</text:span></text:p>
            <text:p text:style-name="P4"/>
          </table:table-cell>
          <table:table-cell table:style-name="Table2.A1" office:value-type="string">
            <text:p text:style-name="Standard"><text:span text:style-name="T5">CONS-NOMBRE</text:span></text:p>
            <text:p text:style-name="Standard"><text:span text:style-name="T6">X(25)</text:span></text:p>
          </table:table-cell>
          <table:table-cell table:style-name="Table2.A1" office:value-type="string">
            <text:p text:style-name="Standard"><text:span text:style-name="T6">CONS-DIRE</text:span></text:p>
            <text:p text:style-name="Standard"><text:span text:style-name="T6">X(20)</text:span></text:p>
          </table:table-cell>
          <table:table-cell table:style-name="Table2.A1" office:value-type="string">
            <text:p text:style-name="Standard"><text:span text:style-name="T5">CONS-TEL</text:span></text:p>
            <text:p text:style-name="Standard"><text:span text:style-name="T5">X(20)</text:span></text:p>
          </table:table-cell>
        </table:table-row>
      </table:table>
      <text:p text:style-name="P2"/>
      <text:p text:style-name="Standard"><text:span text:style-name="T3">Empresas:</text:span><text:span text:style-name="T1"> Indexado Clave primaria EMP-EMPRESA Clave alternativa EMP-CUIT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><text:span text:style-name="T5">EMP-EMPRESA</text:span></text:p>
            <text:p text:style-name="Standard"><text:span text:style-name="T5">9(03)</text:span></text:p>
          </table:table-cell>
          <table:table-cell table:style-name="Table3.A1" office:value-type="string">
            <text:p text:style-name="Standard"><text:span text:style-name="T5">EMP-RAZON</text:span></text:p>
            <text:p text:style-name="Standard"><text:span text:style-name="T5">X(25)</text:span></text:p>
          </table:table-cell>
          <table:table-cell table:style-name="Table3.A1" office:value-type="string">
            <text:p text:style-name="Standard"><text:span text:style-name="T5">EMP-DIRE</text:span></text:p>
            <text:p text:style-name="Standard"><text:span text:style-name="T5">X(20)</text:span></text:p>
          </table:table-cell>
          <table:table-cell table:style-name="Table3.A1" office:value-type="string">
            <text:p text:style-name="Standard"><text:span text:style-name="T5">EMP-TEL</text:span></text:p>
            <text:p text:style-name="Standard"><text:span text:style-name="T5">X(20)</text:span></text:p>
          </table:table-cell>
          <table:table-cell table:style-name="Table3.A1" office:value-type="string">
            <text:p text:style-name="Standard"><text:span text:style-name="T5">EMP-CUIT</text:span></text:p>
            <text:p text:style-name="Standard"><text:span text:style-name="T5">9(11)</text:span></text:p>
          </table:table-cell>
        </table:table-row>
      </table:table>
      <text:p text:style-name="Standard"><text:span text:style-name="T3">Debe procesarse íntegramente en un subprograma</text:span></text:p>
      <text:p text:style-name="Standard"><text:span text:style-name="T1"><text:tab/><text:tab/><text:tab/></text:span></text:p>
      <text:p text:style-name="Standard"><text:span text:style-name="T3">Tarifas:</text:span><text:span text:style-name="T1"> Indexado Clave primaria TAR-SRT + TAR-VIG_DES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5">TAR-SRT</text:span></text:p>
            <text:p text:style-name="Standard"><text:span text:style-name="T5">X(02)</text:span></text:p>
          </table:table-cell>
          <table:table-cell table:style-name="Table4.A1" office:value-type="string">
            <text:p text:style-name="Standard"><text:span text:style-name="T5">TAR-VIG-DES</text:span></text:p>
            <text:p text:style-name="Standard"><text:span text:style-name="T5">9(8)</text:span></text:p>
          </table:table-cell>
          <table:table-cell table:style-name="Table4.A1" office:value-type="string">
            <text:p text:style-name="Standard"><text:span text:style-name="T5">TAR-TARIFA</text:span></text:p>
            <text:p text:style-name="Standard"><text:span text:style-name="T5">9(5)V99</text:span></text:p>
          </table:table-cell>
        </table:table-row>
      </table:table>
      <text:p text:style-name="P3"/>
      <text:p text:style-name="Standard"><text:span text:style-name="T4">PARAMETROS</text:span><text:span text:style-name="T2"> Secuencial, un solo registro con los parámetros con los que se seleccionara la información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<text:span text:style-name="T7">PAR-CUIT-DESDE</text:span></text:p>
            <text:p text:style-name="P5"><text:span text:style-name="T7">9(11)</text:span></text:p>
          </table:table-cell>
          <table:table-cell table:style-name="Table5.A1" office:value-type="string">
            <text:p text:style-name="P5"><text:span text:style-name="T7">PAR-CUIT-HASTA</text:span></text:p>
            <text:p text:style-name="P5"><text:span text:style-name="T7">9(11)</text:span></text:p>
          </table:table-cell>
        </table:table-row>
      </table:table>
      <text:p text:style-name="P2"/>
      <text:p text:style-name="Standard"><text:span text:style-name="T1">Dado los parámetros desde-hasta emitir un listado con el siguiente diseño:</text:span></text:p>
      <text:p text:style-name="Standard"><text:span text:style-name="T1"><text:tab/><text:tab/></text:span></text:p>
      <text:p text:style-name="Standard"><text:span text:style-name="T1"><text:s/>Listado de horas aplicadas por empresa: <text:s text:c="6"/>- <text:s text:c="5"/>Ordenado por Razón Social de la empresa, cuit, fecha y consultor</text:span></text:p>
      <text:p text:style-name="Standard"><text:span text:style-name="T1"><text:s text:c="73"/>- <text:s text:c="4"/>60 líneas por página </text:span></text:p>
      <text:list xml:id="list3246291878633779742" text:style-name="WWNum4">
        <text:list-item>
          <text:p text:style-name="P9"><text:span text:style-name="T1">salto de página por cambio de empresa</text:span></text:p>
        </text:list-item>
        <text:list-item>
          <text:p text:style-name="P6"><text:span text:style-name="T1">totales por <text:s/>fecha (cantidad de horas, importe total)</text:span></text:p>
        </text:list-item>
        <text:list-item>
          <text:p text:style-name="P6"><text:span text:style-name="T1">totales por empresa (cantidad de horas, importe total)</text:span></text:p>
        </text:list-item>
        <text:list-item>
          <text:p text:style-name="P6"><text:span text:style-name="T1">total <text:s/>general <text:s/>( importe total)</text:span></text:p>
        </text:list-item>
      </text:list>
      <text:p text:style-name="P2"><draw:frame draw:style-name="fr1" text:anchor-type="char" svg:x="-0.0457in" svg:y="0.1291in" svg:width="6.5417in" svg:height="4.4791in" draw:z-index="0"><draw:text-box><text:p text:style-name="Frame_20_contents">Fecha <text:s/>DD/MM/AAAA<text:tab/><text:tab/><text:tab/><text:tab/><text:tab/><text:tab/> <text:s text:c="17"/>Hoja 999<text:tab/></text:p><text:p text:style-name="Frame_20_contents"><text:tab/> <text:s text:c="25"/><text:tab/>Horas Aplicadas por Empresa</text:p><text:p text:style-name="Frame_20_contents"/><text:p text:style-name="Frame_20_contents">Empresa: <text:s/>x---25---x</text:p><text:p text:style-name="Frame_20_contents">Cuit: <text:s/>99999999999</text:p><text:p text:style-name="Frame_20_contents"><text:s/></text:p><text:p text:style-name="P8"><text:s text:c="6"/>Fecha <text:s text:c="11"/>Consultor <text:s text:c="11"/>Nombre <text:s text:c="17"/>Horas <text:s text:c="16"/>Importe</text:p><text:p text:style-name="Frame_20_contents"><text:span text:style-name="T8"><text:s text:c="2"/></text:span>99/99/9999 <text:s text:c="9"/>xxxxx <text:s text:c="15"/>x---25---x <text:s text:c="14"/>Z9,99 <text:s text:c="8"/>ZZZZZZ9,99</text:p><text:p text:style-name="Frame_20_contents"><text:s text:c="30"/>xxxxx <text:s text:c="15"/>x---25---x <text:s text:c="14"/>Z9,99 <text:s text:c="8"/>ZZZZZZ9,99</text:p><text:p text:style-name="Frame_20_contents"><text:s text:c="81"/>------------ <text:s text:c="4"/>-----------------</text:p><text:p text:style-name="Frame_20_contents">Totales por fecha <text:s text:c="56"/>ZZ9,99 <text:s text:c="5"/>ZZZZZZZ9,99</text:p><text:p text:style-name="Frame_20_contents"/><text:p text:style-name="P8"><text:s text:c="6"/>Fecha <text:s text:c="11"/>Consultor <text:s text:c="11"/>Nombre <text:s text:c="17"/>Horas <text:s text:c="16"/>Importe</text:p><text:p text:style-name="Frame_20_contents"><text:span text:style-name="T8"><text:s text:c="2"/></text:span>99/99/9999 <text:s text:c="9"/>xxxxx <text:s text:c="15"/>x---25---x <text:s text:c="14"/>Z9,99 <text:s text:c="8"/>ZZZZZZ9,99</text:p><text:p text:style-name="Frame_20_contents"><text:s text:c="30"/>xxxxx <text:s text:c="15"/>x---25---x <text:s text:c="14"/>Z9,99 <text:s text:c="8"/>ZZZZZZ9,99</text:p><text:p text:style-name="Frame_20_contents"><text:s text:c="81"/>------------ <text:s text:c="4"/>-----------------</text:p><text:p text:style-name="Frame_20_contents">Totales por fecha <text:s text:c="56"/>ZZ9,99 <text:s text:c="5"/>ZZZZZZZ9,99</text:p><text:p text:style-name="Frame_20_contents"/><text:p text:style-name="Frame_20_contents">Total general <text:s text:c="74"/>ZZZZZZZZZ9,99</text:p><text:p text:style-name="Frame_20_contents"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letter-kerning="true" style:font-name-asian="Times New Roman2" style:font-size-asian="10pt" style:language-asian="es" style:country-asian="A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es" fo:country="AR" style:letter-kerning="true" style:font-name-asian="Times New Roman2" style:font-size-asian="10pt" style:language-asian="es" style:country-asian="A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252in" fo:text-indent="-0.3335in" fo:margin-left="0.82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835in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752in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7165in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083in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5in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17in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35in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835in" fo:text-indent="-0.2917in" fo:margin-left="0.7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835in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752in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7165in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083in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5in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17in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35in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2709in" fo:text-indent="-0.25in" fo:margin-left="3.270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7709in" fo:text-indent="-0.25in" fo:margin-left="3.770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2709in" fo:text-indent="-0.25in" fo:margin-left="4.2709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7709in" fo:text-indent="-0.25in" fo:margin-left="4.770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5.2709in" fo:text-indent="-0.25in" fo:margin-left="5.270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7709in" fo:text-indent="-0.25in" fo:margin-left="5.7709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2709in" fo:text-indent="-0.25in" fo:margin-left="6.270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7709in" fo:text-indent="-0.25in" fo:margin-left="6.77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7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7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709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7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7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MT1" style:family="text">
      <style:text-properties fo:font-size="14pt" style:font-size-asian="14pt"/>
    </style:style>
    <style:page-layout style:name="Mpm1">
      <style:page-layout-properties fo:page-width="8.2681in" fo:page-height="11.6929in" style:num-format="1" style:print-orientation="portrait" fo:margin-top="0.4925in" fo:margin-bottom="0.5in" fo:margin-left="1.1811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339in" fo:margin-left="0in" fo:margin-right="0in" fo:margin-bottom="0.094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<text:span text:style-name="MT1">ALGORITMOS Y PROGRAMACION IV</text:span></text:h>
        <text:h text:style-name="MP1" text:outline-level="2">TRABAJO PRACTICO PRIMER CUATRIMESTRE 2015<text:tab/>PARTE 2</text:h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GORITMOS Y PROGRAMACION IV</dc:title>
    <meta:initial-creator>l0199133</meta:initial-creator>
    <dc:creator>yteico</dc:creator>
    <meta:editing-cycles>5</meta:editing-cycles>
    <meta:print-date>2010-09-06T13:13:00</meta:print-date>
    <meta:creation-date>2015-05-19T19:09:00</meta:creation-date>
    <dc:date>2015-05-19T20:01:00</dc:date>
    <meta:editing-duration>PT46S</meta:editing-duration>
    <meta:generator>LibreOffice/4.2.8.2$Linux_x86 LibreOffice_project/420m0$Build-2</meta:generator>
    <meta:document-statistic meta:table-count="5" meta:image-count="0" meta:object-count="0" meta:page-count="1" meta:paragraph-count="75" meta:word-count="264" meta:character-count="2668" meta:non-whitespace-character-count="1613"/>
    <meta:user-defined meta:name="AppVersion">12.0000</meta:user-defined>
    <meta:user-defined meta:name="Company">Banco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